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687E0A44781321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14a1" officeooo:paragraph-rsid="001e14a1"/>
    </style:style>
    <style:style style:name="T1" style:family="text">
      <style:text-properties officeooo:rsid="001e2a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me of the program without pool threads <text:span text:style-name="T1">(command time UNIX)</text:span></text:p>
      <text:p text:style-name="P1"><draw:frame draw:style-name="fr1" draw:name="Image1" text:anchor-type="char" svg:x="0in" svg:y="0.0457in" svg:width="6.9252in" svg:height="3.8929in" draw:z-index="0"><draw:image xlink:href="Pictures/100000000000055600000300687E0A4478132136.png" xlink:type="simple" xlink:show="embed" xlink:actuate="onLoad" draw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10:45:34.320011001</meta:creation-date>
    <dc:date>2023-05-18T11:00:35.994046476</dc:date>
    <meta:editing-duration>PT4M55S</meta:editing-duration>
    <meta:editing-cycles>2</meta:editing-cycles>
    <meta:generator>LibreOffice/7.3.0.3$Linux_X86_64 LibreOffice_project/30$Build-3</meta:generator>
    <meta:document-statistic meta:table-count="0" meta:image-count="1" meta:object-count="0" meta:page-count="1" meta:paragraph-count="1" meta:word-count="10" meta:character-count="60" meta:non-whitespace-character-count="51"/>
  </office:meta>
</office:document-meta>
</file>